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2" svg:font-family="'Fira Sans'" style:font-adornments="Thin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51cm"/>
    </style:style>
    <style:style style:name="gr5" style:family="graphic" style:parent-style-name="objectwithoutfill">
      <style:graphic-properties draw:stroke="dash" draw:stroke-dash="Fine_20_Dashed" svg:stroke-width="0.051cm" svg:stroke-color="#ff99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2cm"/>
    </style:style>
    <style:style style:name="gr7" style:family="graphic" style:parent-style-name="standard">
      <style:graphic-properties draw:stroke="none" svg:stroke-color="#000000" draw:fill="none" draw:fill-color="#ffffff" fo:min-height="0.5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P3" style:family="paragraph">
      <loext:graphic-properties draw:fill="none" draw:fill-color="#ffffff"/>
      <style:text-properties fo:color="#ff9900" style:font-name="Fira Sans1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9900ff" style:font-name="Fira Sans" fo:font-size="18pt" style:font-size-asian="18pt" style:font-size-complex="18pt"/>
    </style:style>
    <style:style style:name="T2" style:family="text">
      <style:text-properties fo:color="#ff9900" style:font-name="Fira Sans1" fo:font-size="18pt" fo:font-style="italic" style:font-size-asian="18pt" style:font-style-asian="italic" style:font-size-complex="18pt" style:font-style-complex="italic"/>
    </style:style>
    <style:style style:name="T3" style:family="text">
      <style:text-properties fo:color="#ff9900" style:text-position="sub 58%" style:font-name="Fira Sans1" fo:font-size="18pt" fo:font-style="italic" style:font-size-asian="18pt" style:font-style-asian="italic" style:font-size-complex="18pt" style:font-style-complex="italic"/>
    </style:style>
    <style:style style:name="T4" style:family="text">
      <style:text-properties fo:color="#ff9900" style:font-name="Fira Sans2" fo:font-size="18pt" fo:font-style="italic" style:font-name-asian="Fira Sans2" style:font-size-asian="18pt" style:font-style-asian="italic" style:font-name-complex="Fira Sans2" style:font-size-complex="18pt" style:font-style-complex="italic"/>
    </style:style>
    <style:style style:name="T5" style:family="text">
      <style:text-properties fo:color="#ff9900" style:text-position="super 58%" style:font-name="Fira Sans1" fo:font-size="18pt" fo:font-style="italic" style:font-size-asian="18pt" style:font-style-asian="italic" style:font-size-complex="18pt" style:font-style-complex="italic"/>
    </style:style>
    <style:style style:name="T6" style:family="text">
      <style:text-properties fo:color="#ff9900" style:text-position="0% 100%" style:font-name="Fira Sans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2.164cm" svg:y1="7.704cm" svg:x2="2.164cm" svg:y2="1.989cm">
                <text:p/>
              </draw:line>
              <draw:line draw:style-name="gr1" draw:text-style-name="P1" draw:layer="layout" svg:x1="2.193cm" svg:y1="7.734cm" svg:x2="7.908cm" svg:y2="7.734cm">
                <text:p/>
              </draw:line>
            </draw:g>
            <draw:frame draw:style-name="gr2" draw:text-style-name="P2" draw:layer="layout" svg:width="1.143cm" svg:height="0.889cm" svg:x="1.451cm" svg:y="0.935cm">
              <draw:text-box>
                <text:p><text:span text:style-name="T1">+y</text:span></text:p>
              </draw:text-box>
            </draw:frame>
            <draw:frame draw:style-name="gr2" draw:text-style-name="P2" draw:layer="layout" svg:width="1.143cm" svg:height="0.889cm" svg:x="7.809cm" svg:y="7.293cm">
              <draw:text-box>
                <text:p><text:span text:style-name="T1">+x</text:span></text:p>
              </draw:text-box>
            </draw:frame>
          </draw:g>
          <draw:line draw:style-name="gr3" draw:text-style-name="P1" draw:layer="layout" svg:x1="2.151cm" svg:y1="7.723cm" svg:x2="4.991cm" svg:y2="4.31cm">
            <text:p/>
          </draw:line>
          <draw:frame draw:style-name="gr4" draw:text-style-name="P3" draw:layer="layout" svg:width="2.753cm" svg:height="0.882cm" svg:x="4.016cm" svg:y="3.34cm">
            <draw:text-box>
              <text:p><text:span text:style-name="T2">p = (3,4)</text:span></text:p>
            </draw:text-box>
          </draw:frame>
          <draw:line draw:style-name="gr5" draw:text-style-name="P1" draw:layer="layout" svg:x1="4.991cm" svg:y1="7.739cm" svg:x2="4.978cm" svg:y2="4.324cm">
            <text:p/>
          </draw:line>
          <draw:line draw:style-name="gr5" draw:text-style-name="P1" draw:layer="layout" svg:x1="2.197cm" svg:y1="7.739cm" svg:x2="4.991cm" svg:y2="7.739cm">
            <text:p/>
          </draw:line>
          <draw:frame draw:style-name="gr6" draw:text-style-name="P3" draw:layer="layout" svg:width="3.007cm" svg:height="1.09cm" svg:x="2.238cm" svg:y="7.978cm">
            <draw:text-box>
              <text:p><text:span text:style-name="T2">p</text:span><text:span text:style-name="T3">x</text:span><text:span text:style-name="T2"> = (3,0)</text:span></text:p>
            </draw:text-box>
          </draw:frame>
          <draw:frame draw:style-name="gr6" draw:text-style-name="P3" draw:layer="layout" svg:width="3.007cm" svg:height="1.09cm" svg:x="5.139cm" svg:y="5.678cm">
            <draw:text-box>
              <text:p><text:span text:style-name="T2">p</text:span><text:span text:style-name="T3">y</text:span><text:span text:style-name="T2"> = (0,4)</text:span></text:p>
            </draw:text-box>
          </draw:frame>
          <draw:frame draw:style-name="gr7" draw:text-style-name="P3" draw:layer="layout" svg:width="6.192cm" svg:height="0.939cm" svg:x="2.717cm" svg:y="1.54cm">
            <draw:text-box>
              <text:p><text:span text:style-name="T2">|p| = (3</text:span><text:span text:style-name="T4">•</text:span><text:span text:style-name="T2">3+4</text:span><text:span text:style-name="T4">•</text:span><text:span text:style-name="T2">4)</text:span><text:span text:style-name="T5">1/2</text:span><text:span text:style-name="T6"> = 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2" svg:font-family="'Fira Sans'" style:font-adornments="Thin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36:07.341777000</meta:creation-date>
    <dc:date>2017-06-15T15:17:26.738477000</dc:date>
    <meta:editing-duration>PT30M8S</meta:editing-duration>
    <meta:editing-cycles>6</meta:editing-cycles>
    <meta:generator>LibreOffice/5.3.2.2$MacOSX_X86_64 LibreOffice_project/6cd4f1ef626f15116896b1d8e1398b56da0d0ee1</meta:generator>
    <meta:document-statistic meta:object-count="14"/>
  </office:meta>
</office:document-meta>
</file>